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37c3" officeooo:paragraph-rsid="001837c3"/>
    </style:style>
    <style:style style:name="P2" style:family="paragraph" style:parent-style-name="Standard">
      <style:text-properties officeooo:rsid="0019818d" officeooo:paragraph-rsid="0019818d"/>
    </style:style>
    <style:style style:name="P3" style:family="paragraph" style:parent-style-name="Standard" style:list-style-name="L1">
      <style:text-properties officeooo:rsid="001837c3" officeooo:paragraph-rsid="001837c3"/>
    </style:style>
    <style:style style:name="T1" style:family="text">
      <style:text-properties officeooo:rsid="0019818d"/>
    </style:style>
    <style:style style:name="T2" style:family="text">
      <style:text-properties officeooo:rsid="001ac5a8"/>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 <text:span text:style-name="T2">2 :</text:span></text:p>
      <text:p text:style-name="P1">V<text:span text:style-name="T2">idéo « </text:span>What is AI ? »</text:p>
      <text:p text:style-name="P1"/>
      <text:list xml:id="list6078684292095505759" text:style-name="L1">
        <text:list-item>
          <text:p text:style-name="P3">Type :</text:p>
          <text:list>
            <text:list-item>
              <text:p text:style-name="P3">Video</text:p>
            </text:list-item>
          </text:list>
        </text:list-item>
        <text:list-item>
          <text:p text:style-name="P3">Nature :</text:p>
          <text:list>
            <text:list-item>
              <text:p text:style-name="P3">Documentary</text:p>
            </text:list-item>
          </text:list>
        </text:list-item>
        <text:list-item>
          <text:p text:style-name="P3">Locuteurs :</text:p>
          <text:list>
            <text:list-item>
              <text:p text:style-name="P3">A woman</text:p>
            </text:list-item>
          </text:list>
        </text:list-item>
        <text:list-item>
          <text:p text:style-name="P3">Sujet :</text:p>
          <text:list>
            <text:list-item>
              <text:p text:style-name="P3">Le passé et l’avenir de l’Intelligence Artificielle</text:p>
            </text:list-item>
          </text:list>
        </text:list-item>
        <text:list-item>
          <text:p text:style-name="P3">Détails :</text:p>
          <text:list>
            <text:list-item>
              <text:p text:style-name="P3"/>
            </text:list-item>
            <text:list-item>
              <text:p text:style-name="P3">Many steps along the way</text:p>
            </text:list-item>
            <text:list-item>
              <text:p text:style-name="P3"/>
            </text:list-item>
            <text:list-item>
              <text:p text:style-name="P3">Deep Blue could play chess, but not another game</text:p>
            </text:list-item>
            <text:list-item>
              <text:p text:style-name="P3"/>
            </text:list-item>
          </text:list>
        </text:list-item>
      </text:list>
      <text:p text:style-name="P1"/>
      <text:p text:style-name="P1">Cette vidéo est un court documentaire présentant l’histoire de l’Intelligence Artificielle ainsi que son avenir.</text:p>
      <text:p text:style-name="P1">On y entend une femme (sans savoir qui c’est) tout le long de la vidéo. Elle nous explique d’abord qu’une intelligence artificielle est globalement un cerveau humain contenu dans un ordinateur. Elle dit que c’est en tout cas <text:span text:style-name="T1">l’</text:span>objectif, mais qu’il y <text:span text:style-name="T1">a encore beaucoup d’étapes avant d’y arriver.</text:span></text:p>
      <text:p text:style-name="P2">Elle cite plusieurs exemples d’intelligences artificielles, comme Siri ou d’autres qui nous suivent dans la vie de tous les jours depuis des années.</text:p>
      <text:p text:style-name="P2">Elle dit aussi que l’ordinateur Deep Blue d’IBM a su vaincre le champion d’échec en 1996, mais qu’il n’a pas pu faire une partie de dames, ne sachant pas par où commencer.</text:p>
      <text:p text:style-name="P2">Ensuite, elle nous projette en 2050 et nous dit ce qu’il pourrait se passer.</text:p>
      <text:p text:style-name="P2">Je n’ai pas très bien compris ce qu’elle a dit, mais l’image a montré la Terre qui explose. J’ai au moins entendu que c’était une éventualité.</text:p>
      <text:p text:style-name="P2">Mais elle a aussi dit que l’objectif était un monde complètement informatisé.</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5:35:32.604000000</meta:creation-date>
    <dc:date>2018-09-17T15:52:25.841000000</dc:date>
    <meta:editing-duration>PT6M4S</meta:editing-duration>
    <meta:editing-cycles>2</meta:editing-cycles>
    <meta:generator>LibreOffice/5.1.6.2$Windows_x86 LibreOffice_project/07ac168c60a517dba0f0d7bc7540f5afa45f0909</meta:generator>
    <meta:document-statistic meta:table-count="0" meta:image-count="0" meta:object-count="0" meta:page-count="1" meta:paragraph-count="23" meta:word-count="230" meta:character-count="1256" meta:non-whitespace-character-count="1060"/>
  </office:meta>
</office:document-meta>
</file>